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789" officeooo:paragraph-rsid="0016f789"/>
    </style:style>
    <style:style style:name="T1" style:family="text">
      <style:text-properties officeooo:rsid="0016f7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лук: 2 шт.</text:span></text:p>
      <text:p text:style-name="Standard">- <text:span text:style-name="T1">морковь: 3 шт.</text:span></text:p>
      <text:p text:style-name="Standard">- <text:span text:style-name="T1">чеснок: 2 головки</text:span></text:p>
      <text:p text:style-name="Standard">- <text:span text:style-name="T1">рис: 2 стакана;</text:span></text:p>
      <text:p text:style-name="P1">рис замачиваем;</text:p>
      <text:p text:style-name="P1">вытапливаем жир, обжариваем лук, обжариваем мясо, кидаем морковь, обжариваем 5-7 мин, засыпаем рис через 40 мин добавляем чеснок, солим, через 20 мин добавляем рис, готовим 45 -50 мин (мощность 5), настаиваем 40 мин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17:34:32.567734409</meta:creation-date>
    <dc:date>2023-11-19T17:41:46.624530167</dc:date>
    <meta:editing-duration>PT7M15S</meta:editing-duration>
    <meta:editing-cycles>1</meta:editing-cycles>
    <meta:document-statistic meta:table-count="0" meta:image-count="0" meta:object-count="0" meta:page-count="1" meta:paragraph-count="6" meta:word-count="51" meta:character-count="295" meta:non-whitespace-character-count="250"/>
    <meta:generator>LibreOffice/7.3.7.2$Linux_X86_64 LibreOffice_project/30$Build-2</meta:generator>
  </office:meta>
</office:document-meta>
</file>